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33" style:parent-style-name="Normal" style:family="paragraph">
      <style:text-properties fo:language="en" fo:country="GB"/>
    </style:style>
    <style:style style:name="P634" style:parent-style-name="Normal" style:family="paragraph">
      <style:text-properties fo:language="en" fo:country="GB"/>
    </style:style>
    <style:style style:name="P635" style:parent-style-name="Normal" style:family="paragraph">
      <style:text-properties fo:language="en" fo:country="GB"/>
    </style:style>
    <style:style style:name="P636" style:parent-style-name="PréformatéHTML" style:family="paragraph">
      <style:text-properties fo:language="en" fo:country="GB"/>
    </style:style>
    <style:style style:name="P637" style:parent-style-name="PréformatéHTML" style:family="paragraph">
      <style:text-properties fo:language="en" fo:country="GB"/>
    </style:style>
    <style:style style:name="P638" style:parent-style-name="PréformatéHTML" style:family="paragraph">
      <style:text-properties fo:language="en" fo:country="GB"/>
    </style:style>
    <style:style style:name="P639" style:parent-style-name="PréformatéHTML" style:family="paragraph">
      <style:text-properties fo:language="en" fo:country="GB"/>
    </style:style>
    <style:style style:name="P640" style:parent-style-name="PréformatéHTML" style:family="paragraph">
      <style:text-properties fo:language="en" fo:country="GB"/>
    </style:style>
    <style:style style:name="P641" style:parent-style-name="PréformatéHTML" style:family="paragraph">
      <style:text-properties fo:language="en" fo:country="GB"/>
    </style:style>
    <style:style style:name="P642" style:parent-style-name="PréformatéHTML" style:family="paragraph">
      <style:text-properties fo:language="en" fo:country="GB"/>
    </style:style>
    <style:style style:name="P643" style:parent-style-name="PréformatéHTML" style:family="paragraph">
      <style:text-properties fo:language="en" fo:country="GB"/>
    </style:style>
    <style:style style:name="P644" style:parent-style-name="PréformatéHTML" style:family="paragraph">
      <style:text-properties fo:language="en" fo:country="GB"/>
    </style:style>
    <style:style style:name="P645" style:parent-style-name="PréformatéHTML" style:family="paragraph">
      <style:text-properties fo:language="en" fo:country="GB"/>
    </style:style>
    <style:style style:name="P646" style:parent-style-name="PréformatéHTML" style:family="paragraph">
      <style:text-properties fo:language="en" fo:country="GB"/>
    </style:style>
    <style:style style:name="P647" style:parent-style-name="PréformatéHTML" style:family="paragraph">
      <style:text-properties fo:language="en" fo:country="GB"/>
    </style:style>
    <style:style style:name="P648" style:parent-style-name="PréformatéHTML" style:family="paragraph">
      <style:text-properties fo:language="en" fo:country="GB"/>
    </style:style>
    <style:style style:name="P649" style:parent-style-name="PréformatéHTML" style:family="paragraph">
      <style:text-properties fo:language="en" fo:country="GB"/>
    </style:style>
    <style:style style:name="P650" style:parent-style-name="PréformatéHTML" style:family="paragraph">
      <style:text-properties fo:language="en" fo:country="GB"/>
    </style:style>
    <style:style style:name="P651" style:parent-style-name="PréformatéHTML" style:family="paragraph">
      <style:text-properties fo:language="en" fo:country="GB"/>
    </style:style>
    <style:style style:name="P652" style:parent-style-name="PréformatéHTML" style:family="paragraph">
      <style:text-properties fo:language="en" fo:country="GB"/>
    </style:style>
    <style:style style:name="P653" style:parent-style-name="PréformatéHTML" style:family="paragraph">
      <style:text-properties fo:language="en" fo:country="GB"/>
    </style:style>
    <style:style style:name="P654" style:parent-style-name="PréformatéHTML" style:family="paragraph">
      <style:text-properties fo:language="en" fo:country="GB"/>
    </style:style>
    <style:style style:name="P655" style:parent-style-name="PréformatéHTML" style:family="paragraph">
      <style:text-properties fo:language="en" fo:country="GB"/>
    </style:style>
    <style:style style:name="P656" style:parent-style-name="PréformatéHTML" style:family="paragraph">
      <style:text-properties fo:language="en" fo:country="GB"/>
    </style:style>
    <style:style style:name="P657" style:parent-style-name="PréformatéHTML" style:family="paragraph">
      <style:text-properties fo:language="en" fo:country="GB"/>
    </style:style>
    <style:style style:name="P658" style:parent-style-name="PréformatéHTML" style:family="paragraph">
      <style:text-properties fo:language="en" fo:country="GB"/>
    </style:style>
    <style:style style:name="P659" style:parent-style-name="PréformatéHTML" style:family="paragraph">
      <style:text-properties fo:language="en" fo:country="GB"/>
    </style:style>
    <style:style style:name="P660" style:parent-style-name="Normal" style:family="paragraph">
      <style:text-properties fo:language="en" fo:country="GB"/>
    </style:style>
    <style:style style:name="P661" style:parent-style-name="Normal" style:family="paragraph">
      <style:text-properties fo:language="en" fo:country="GB"/>
    </style:style>
    <style:style style:name="P662" style:parent-style-name="PréformatéHTML" style:family="paragraph">
      <style:text-properties fo:language="en" fo:country="GB"/>
    </style:style>
    <style:style style:name="P663" style:parent-style-name="PréformatéHTML" style:family="paragraph">
      <style:text-properties fo:language="en" fo:country="GB"/>
    </style:style>
    <style:style style:name="P664" style:parent-style-name="PréformatéHTML" style:family="paragraph">
      <style:text-properties fo:language="en" fo:country="GB"/>
    </style:style>
    <style:style style:name="P665" style:parent-style-name="PréformatéHTML" style:family="paragraph">
      <style:text-properties fo:language="en" fo:country="GB"/>
    </style:style>
    <style:style style:name="P666" style:parent-style-name="PréformatéHTML" style:family="paragraph">
      <style:text-properties fo:language="en" fo:country="GB"/>
    </style:style>
    <style:style style:name="P667" style:parent-style-name="PréformatéHTML" style:family="paragraph">
      <style:text-properties fo:language="en" fo:country="GB"/>
    </style:style>
    <style:style style:name="P668" style:parent-style-name="PréformatéHTML" style:family="paragraph">
      <style:text-properties fo:language="en" fo:country="GB"/>
    </style:style>
    <style:style style:name="P669" style:parent-style-name="PréformatéHTML" style:family="paragraph">
      <style:text-properties fo:language="en" fo:country="GB"/>
    </style:style>
    <style:style style:name="P670" style:parent-style-name="PréformatéHTML" style:family="paragraph">
      <style:text-properties fo:language="en" fo:country="GB"/>
    </style:style>
    <style:style style:name="P671" style:parent-style-name="PréformatéHTML" style:family="paragraph">
      <style:text-properties fo:language="en" fo:country="GB"/>
    </style:style>
    <style:style style:name="P672" style:parent-style-name="PréformatéHTML" style:family="paragraph">
      <style:text-properties fo:language="en" fo:country="GB"/>
    </style:style>
    <style:style style:name="P673" style:parent-style-name="PréformatéHTML" style:family="paragraph">
      <style:text-properties fo:language="en" fo:country="GB"/>
    </style:style>
    <style:style style:name="P674" style:parent-style-name="PréformatéHTML" style:family="paragraph">
      <style:text-properties fo:language="en" fo:country="GB"/>
    </style:style>
    <style:style style:name="P675" style:parent-style-name="PréformatéHTML" style:family="paragraph">
      <style:text-properties fo:language="en" fo:country="GB"/>
    </style:style>
    <style:style style:name="P676" style:parent-style-name="PréformatéHTML" style:family="paragraph">
      <style:text-properties fo:language="en" fo:country="GB"/>
    </style:style>
    <style:style style:name="P677" style:parent-style-name="PréformatéHTML" style:family="paragraph">
      <style:text-properties fo:language="en" fo:country="GB"/>
    </style:style>
    <style:style style:name="P678" style:parent-style-name="PréformatéHTML" style:family="paragraph">
      <style:text-properties fo:language="en" fo:country="GB"/>
    </style:style>
    <style:style style:name="P679" style:parent-style-name="PréformatéHTML" style:family="paragraph">
      <style:text-properties fo:language="en" fo:country="GB"/>
    </style:style>
    <style:style style:name="P680" style:parent-style-name="PréformatéHTML" style:family="paragraph">
      <style:text-properties fo:language="en" fo:country="GB"/>
    </style:style>
    <style:style style:name="P681" style:parent-style-name="PréformatéHTML" style:family="paragraph">
      <style:text-properties fo:language="en" fo:country="GB"/>
    </style:style>
    <style:style style:name="P682" style:parent-style-name="PréformatéHTML" style:family="paragraph">
      <style:text-properties fo:language="en" fo:country="GB"/>
    </style:style>
    <style:style style:name="P683" style:parent-style-name="PréformatéHTML" style:family="paragraph">
      <style:text-properties fo:language="en" fo:country="GB"/>
    </style:style>
    <style:style style:name="P684" style:parent-style-name="PréformatéHTML" style:family="paragraph">
      <style:text-properties fo:language="en" fo:country="GB"/>
    </style:style>
    <style:style style:name="P685" style:parent-style-name="PréformatéHTML" style:family="paragraph">
      <style:text-properties fo:language="en" fo:country="GB"/>
    </style:style>
    <style:style style:name="P686" style:parent-style-name="PréformatéHTML" style:family="paragraph">
      <style:text-properties fo:language="en" fo:country="GB"/>
    </style:style>
    <style:style style:name="P687" style:parent-style-name="PréformatéHTML" style:family="paragraph">
      <style:text-properties fo:language="en" fo:country="GB"/>
    </style:style>
    <style:style style:name="P688" style:parent-style-name="PréformatéHTML" style:family="paragraph">
      <style:text-properties fo:language="en" fo:country="GB"/>
    </style:style>
    <style:style style:name="P689" style:parent-style-name="PréformatéHTML" style:family="paragraph">
      <style:text-properties fo:language="en" fo:country="GB"/>
    </style:style>
    <style:style style:name="P690" style:parent-style-name="PréformatéHTML" style:family="paragraph">
      <style:text-properties fo:language="en" fo:country="GB"/>
    </style:style>
    <style:style style:name="P691" style:parent-style-name="PréformatéHTML" style:family="paragraph">
      <style:text-properties fo:language="en" fo:country="GB"/>
    </style:style>
    <style:style style:name="P692" style:parent-style-name="PréformatéHTML" style:family="paragraph">
      <style:text-properties fo:language="en" fo:country="GB"/>
    </style:style>
    <style:style style:name="P693" style:parent-style-name="PréformatéHTML" style:family="paragraph">
      <style:text-properties fo:language="en" fo:country="GB"/>
    </style:style>
    <style:style style:name="P694" style:parent-style-name="PréformatéHTML" style:family="paragraph">
      <style:text-properties fo:language="en" fo:country="GB"/>
    </style:style>
    <style:style style:name="P695" style:parent-style-name="PréformatéHTML" style:family="paragraph">
      <style:text-properties fo:language="en" fo:country="GB"/>
    </style:style>
    <style:style style:name="P696" style:parent-style-name="PréformatéHTML" style:family="paragraph">
      <style:text-properties fo:language="en" fo:country="GB"/>
    </style:style>
    <style:style style:name="P697" style:parent-style-name="PréformatéHTML" style:family="paragraph">
      <style:text-properties fo:language="en" fo:country="GB"/>
    </style:style>
    <style:style style:name="P698" style:parent-style-name="PréformatéHTML" style:family="paragraph">
      <style:text-properties fo:language="en" fo:country="GB"/>
    </style:style>
    <style:style style:name="P699" style:parent-style-name="PréformatéHTML" style:family="paragraph">
      <style:text-properties fo:language="en" fo:country="GB"/>
    </style:style>
    <style:style style:name="P700" style:parent-style-name="PréformatéHTML" style:family="paragraph">
      <style:text-properties fo:language="en" fo:country="GB"/>
    </style:style>
    <style:style style:name="P701" style:parent-style-name="Normal" style:family="paragraph">
      <style:text-properties fo:language="en" fo:country="GB"/>
    </style:style>
    <style:style style:name="P702" style:parent-style-name="Normal" style:family="paragraph">
      <style:text-properties fo:language="en" fo:country="GB"/>
    </style:style>
    <style:style style:name="P703" style:parent-style-name="PréformatéHTML" style:family="paragraph">
      <style:text-properties fo:language="en" fo:country="GB"/>
    </style:style>
    <style:style style:name="P704" style:parent-style-name="PréformatéHTML" style:family="paragraph">
      <style:text-properties fo:language="en" fo:country="GB"/>
    </style:style>
    <style:style style:name="P705" style:parent-style-name="PréformatéHTML" style:family="paragraph">
      <style:text-properties fo:language="en" fo:country="GB"/>
    </style:style>
    <style:style style:name="P706" style:parent-style-name="PréformatéHTML" style:family="paragraph">
      <style:text-properties fo:language="en" fo:country="GB"/>
    </style:style>
    <style:style style:name="P707" style:parent-style-name="PréformatéHTML" style:family="paragraph">
      <style:text-properties fo:language="en" fo:country="GB"/>
    </style:style>
    <style:style style:name="P708" style:parent-style-name="PréformatéHTM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language="en" fo:country="GB"/>
    </style:style>
    <style:style style:name="P709" style:parent-style-name="PréformatéHTML" style:family="paragraph">
      <style:text-properties fo:language="en" fo:country="GB"/>
    </style:style>
    <style:style style:name="P710" style:parent-style-name="PréformatéHTML" style:family="paragraph">
      <style:text-properties fo:language="en" fo:country="GB"/>
    </style:style>
    <style:style style:name="P711" style:parent-style-name="PréformatéHTML" style:family="paragraph">
      <style:text-properties fo:language="en" fo:country="GB"/>
    </style:style>
    <style:style style:name="P712" style:parent-style-name="PréformatéHTML" style:family="paragraph">
      <style:text-properties fo:language="en" fo:country="GB"/>
    </style:style>
    <style:style style:name="P713" style:parent-style-name="PréformatéHTML" style:family="paragraph">
      <style:text-properties fo:language="en" fo:country="GB"/>
    </style:style>
    <style:style style:name="P714" style:parent-style-name="PréformatéHTML" style:family="paragraph">
      <style:text-properties fo:language="en" fo:country="GB"/>
    </style:style>
    <style:style style:name="P715" style:parent-style-name="PréformatéHTML" style:family="paragraph">
      <style:text-properties fo:language="en" fo:country="GB"/>
    </style:style>
    <style:style style:name="P716" style:parent-style-name="PréformatéHTML" style:family="paragraph">
      <style:text-properties fo:language="en" fo:country="GB"/>
    </style:style>
    <style:style style:name="P717" style:parent-style-name="PréformatéHTML" style:family="paragraph">
      <style:text-properties fo:language="en" fo:country="GB"/>
    </style:style>
    <style:style style:name="P718" style:parent-style-name="PréformatéHTML" style:family="paragraph">
      <style:text-properties fo:language="en" fo:country="GB"/>
    </style:style>
    <style:style style:name="P719" style:parent-style-name="PréformatéHTML" style:family="paragraph">
      <style:text-properties fo:language="en" fo:country="GB"/>
    </style:style>
    <style:style style:name="P720" style:parent-style-name="PréformatéHTML" style:family="paragraph">
      <style:text-properties fo:language="en" fo:country="GB"/>
    </style:style>
    <style:style style:name="P721" style:parent-style-name="PréformatéHTML" style:family="paragraph">
      <style:text-properties fo:language="en" fo:country="GB"/>
    </style:style>
    <style:style style:name="P722" style:parent-style-name="PréformatéHTML" style:family="paragraph">
      <style:text-properties fo:language="en" fo:country="GB"/>
    </style:style>
    <style:style style:name="P723" style:parent-style-name="PréformatéHTML" style:family="paragraph">
      <style:text-properties fo:language="en" fo:country="GB"/>
    </style:style>
    <style:style style:name="P724" style:parent-style-name="PréformatéHTML" style:family="paragraph">
      <style:text-properties fo:language="en" fo:country="GB"/>
    </style:style>
    <style:style style:name="P725" style:parent-style-name="PréformatéHTML" style:family="paragraph">
      <style:text-properties fo:language="en" fo:country="GB"/>
    </style:style>
    <style:style style:name="P726" style:parent-style-name="PréformatéHTML" style:family="paragraph">
      <style:text-properties fo:language="en" fo:country="GB"/>
    </style:style>
    <style:style style:name="P727" style:parent-style-name="PréformatéHTML" style:family="paragraph">
      <style:text-properties fo:language="en" fo:country="GB"/>
    </style:style>
    <style:style style:name="P728" style:parent-style-name="PréformatéHTML" style:family="paragraph">
      <style:text-properties fo:language="en" fo:country="GB"/>
    </style:style>
    <style:style style:name="P729" style:parent-style-name="PréformatéHTML" style:family="paragraph">
      <style:text-properties fo:language="en" fo:country="GB"/>
    </style:style>
    <style:style style:name="P730" style:parent-style-name="PréformatéHTML" style:family="paragraph">
      <style:text-properties fo:language="en" fo:country="GB"/>
    </style:style>
    <style:style style:name="P731" style:parent-style-name="PréformatéHTML" style:family="paragraph">
      <style:text-properties fo:language="en" fo:country="GB"/>
    </style:style>
    <style:style style:name="P732" style:parent-style-name="PréformatéHTML" style:family="paragraph">
      <style:text-properties fo:language="en" fo:country="GB"/>
    </style:style>
    <style:style style:name="P733" style:parent-style-name="PréformatéHTML" style:family="paragraph">
      <style:text-properties fo:language="en" fo:country="GB"/>
    </style:style>
    <style:style style:name="P734" style:parent-style-name="PréformatéHTML" style:family="paragraph">
      <style:text-properties fo:language="en" fo:country="GB"/>
    </style:style>
    <style:style style:name="P735" style:parent-style-name="PréformatéHTML" style:family="paragraph">
      <style:text-properties fo:language="en" fo:country="GB"/>
    </style:style>
    <style:style style:name="P736" style:parent-style-name="PréformatéHTML" style:family="paragraph">
      <style:text-properties fo:language="en" fo:country="GB"/>
    </style:style>
    <style:style style:name="P737" style:parent-style-name="PréformatéHTML" style:family="paragraph">
      <style:text-properties fo:language="en" fo:country="GB"/>
    </style:style>
    <style:style style:name="P738" style:parent-style-name="PréformatéHTML" style:family="paragraph">
      <style:text-properties fo:language="en" fo:country="GB"/>
    </style:style>
    <style:style style:name="P739" style:parent-style-name="PréformatéHTML" style:family="paragraph">
      <style:text-properties fo:language="en" fo:country="GB"/>
    </style:style>
    <style:style style:name="P740" style:parent-style-name="PréformatéHTML" style:family="paragraph">
      <style:text-properties fo:language="en" fo:country="GB"/>
    </style:style>
    <style:style style:name="P741" style:parent-style-name="PréformatéHTML" style:family="paragraph">
      <style:text-properties fo:language="en" fo:country="GB"/>
    </style:style>
    <style:style style:name="P742" style:parent-style-name="PréformatéHTML" style:family="paragraph">
      <style:text-properties fo:language="en" fo:country="GB"/>
    </style:style>
    <style:style style:name="P743" style:parent-style-name="PréformatéHTML" style:family="paragraph">
      <style:text-properties fo:language="en" fo:country="GB"/>
    </style:style>
    <style:style style:name="P744" style:parent-style-name="PréformatéHTML" style:family="paragraph">
      <style:text-properties fo:language="en" fo:country="GB"/>
    </style:style>
    <style:style style:name="P745" style:parent-style-name="PréformatéHTML" style:family="paragraph">
      <style:text-properties fo:language="en" fo:country="GB"/>
    </style:style>
    <style:style style:name="P746" style:parent-style-name="PréformatéHTML" style:family="paragraph">
      <style:text-properties fo:language="en" fo:country="GB"/>
    </style:style>
    <style:style style:name="P747" style:parent-style-name="Normal" style:family="paragraph">
      <style:text-properties fo:language="en" fo:country="GB"/>
    </style:style>
  </office:automatic-styles>
  <office:body>
    <office:text text:use-soft-page-breaks="true">
      <text:p text:style-name="P1">a = [ <text:s text:c="3"/>"FRESH PRODUCE",</text:p>
      <text:p text:style-name="P2"><text:s text:c="4"/>"BREAD AND BAKED GOODS",</text:p>
      <text:p text:style-name="P3"><text:s text:c="4"/>"MILK",</text:p>
      <text:p text:style-name="P4"><text:s text:c="4"/>"SNACKS",</text:p>
      <text:p text:style-name="P5"><text:s text:c="4"/>"PACKAGED MEATS-DELI",</text:p>
      <text:p text:style-name="P6"><text:s text:c="4"/>"CHEESE",</text:p>
      <text:p text:style-name="P7"><text:s text:c="4"/>"UNPREP MEAT/POULTRY/SEAFOOD-FRZN",</text:p>
      <text:p text:style-name="P8"><text:s text:c="4"/>"CARBONATED BEVERAGES",]</text:p>
      <text:p text:style-name="P9">b = [</text:p>
      <text:p text:style-name="P10"><text:s text:c="4"/>"CONDIMENTS, GRAVIES, AND SAUCES",</text:p>
      <text:p text:style-name="P11"><text:s text:c="4"/>"CANDY",</text:p>
      <text:p text:style-name="P12"><text:s text:c="4"/>"JUICE, DRINKS - CANNED, BOTTLED",</text:p>
      <text:p text:style-name="P13"><text:s text:c="4"/>"EGGS",</text:p>
      <text:p text:style-name="P14"><text:s text:c="4"/>"CEREAL",</text:p>
      <text:p text:style-name="P15"><text:s text:c="4"/>"PASTA",</text:p>
      <text:p text:style-name="P16"><text:s text:c="4"/>"PAPER PRODUCTS",</text:p>
      <text:p text:style-name="P17"><text:s text:c="4"/>"SEAFOOD - CANNED"]</text:p>
      <text:p text:style-name="P18"/>
      <text:p text:style-name="P19">c=["BEER",</text:p>
      <text:p text:style-name="P20"><text:s text:c="4"/>"BREAKFAST FOODS - FROZEN",</text:p>
      <text:p text:style-name="P21"><text:s text:c="4"/>"COOKIES",</text:p>
      <text:p text:style-name="P22"><text:s text:c="4"/>"COT CHEESE, SOUR CREAM, TOPPINGS",]</text:p>
      <text:p text:style-name="P23">categories = ["COUGH AND COLD REMEDIES",</text:p>
      <text:p text:style-name="P24"><text:s text:c="4"/>"DEODORANT",</text:p>
      <text:p text:style-name="P25"><text:s text:c="4"/>"DESSERTS/FRUITS/TOPPINGS-FROZEN",</text:p>
      <text:p text:style-name="P26"><text:s text:c="4"/>"DISPOSABLE DIAPERS",</text:p>
      <text:p text:style-name="P27"><text:s text:c="4"/>"DRESSINGS/SALADS/PREP FOODS-DELI",</text:p>
      <text:p text:style-name="P28"><text:s text:c="4"/>"GRT CARDS/PARTY NEEDS/NOVELTIES",</text:p>
      <text:p text:style-name="P29"><text:s text:c="4"/>"ICE CREAM, NOVELTIES",</text:p>
      <text:p text:style-name="P30"><text:s text:c="4"/>"JAMS, JELLIES, SPREADS",</text:p>
      <text:p text:style-name="P31"><text:s text:c="4"/>"PIZZA/SNACKS/HORS DOEUVRES-FRZN",</text:p>
      <text:p text:style-name="P32"><text:s text:c="4"/>"PREPARED FOOD-DRY MIXES",</text:p>
      <text:p text:style-name="P33"><text:s text:c="4"/>"PREPARED FOOD-READY-TO-SERVE",</text:p>
      <text:p text:style-name="P34"><text:s text:c="4"/>"SPICES, SEASONINGS, EXTRACTS",</text:p>
      <text:p text:style-name="P35"><text:s text:c="4"/>"VEGETABLES - CANNED",</text:p>
      <text:p text:style-name="P36"><text:s text:c="4"/>"VEGETABLES-FROZEN",</text:p>
      <text:p text:style-name="P37"><text:s text:c="4"/>"WRAPPING MATERIALS AND BAGS",</text:p>
      <text:p text:style-name="P38"><text:s text:c="4"/></text:p>
      <text:p text:style-name="P39">]</text:p>
      <text:p text:style-name="P40"/>
      <text:p text:style-name="P41">Size of the control group: 897.</text:p>
      <text:p text:style-name="P42">Size of the control group: 777.</text:p>
      <text:p text:style-name="P43">Size of the control group: 660.</text:p>
      <text:p text:style-name="P44">=========================================================</text:p>
      <text:p text:style-name="P45">MILK 1</text:p>
      <text:p text:style-name="P46">Coef : -0.0261558309294182</text:p>
      <text:p text:style-name="P47">Coef/err : 3.6005500657158422</text:p>
      <text:p text:style-name="P48">=========================================================</text:p>
      <text:p text:style-name="P49">MILK 3</text:p>
      <text:p text:style-name="P50">Coef : -0.026793277526588777</text:p>
      <text:p text:style-name="P51">Coef/err : 3.681630097764992</text:p>
      <text:p text:style-name="P52">=========================================================</text:p>
      <text:p text:style-name="P53">MILK 4</text:p>
      <text:p text:style-name="P54">Coef : -0.02657536620345191</text:p>
      <text:p text:style-name="P55">Coef/err : 3.570131955889603</text:p>
      <text:p text:style-name="P56">=========================================================</text:p>
      <text:p text:style-name="P57">MILK 5</text:p>
      <text:p text:style-name="P58">Coef : -0.029711389154659318</text:p>
      <text:p text:style-name="P59">Coef/err : 4.05974791633105</text:p>
      <text:p text:style-name="P60">=========================================================</text:p>
      <text:p text:style-name="P61">MILK 6</text:p>
      <text:soft-page-break/>
      <text:p text:style-name="P62">Coef : -0.025917149250520244</text:p>
      <text:p text:style-name="P63">Coef/err : 3.563568254439092</text:p>
      <text:p text:style-name="P64">=========================================================</text:p>
      <text:p text:style-name="P65">MILK 7</text:p>
      <text:p text:style-name="P66">Coef : -0.02561331684175272</text:p>
      <text:p text:style-name="P67">Coef/err : 3.4623481160057947</text:p>
      <text:p text:style-name="P68">=========================================================</text:p>
      <text:p text:style-name="P69">MILK 8</text:p>
      <text:p text:style-name="P70">Coef : -0.025959961459024683</text:p>
      <text:p text:style-name="P71">Coef/err : 3.5801438339030507</text:p>
      <text:p text:style-name="P72">=========================================================</text:p>
      <text:p text:style-name="P73">MILK 9</text:p>
      <text:p text:style-name="P74">Coef : -0.026230185587840626</text:p>
      <text:p text:style-name="P75">Coef/err : 3.6169388224330237</text:p>
      <text:p text:style-name="P76">=========================================================</text:p>
      <text:p text:style-name="P77">MILK 10</text:p>
      <text:p text:style-name="P78">Coef : -0.024209922726063704</text:p>
      <text:p text:style-name="P79">Coef/err : 3.293348024511557</text:p>
      <text:p text:style-name="P80">=========================================================</text:p>
      <text:p text:style-name="P81">MILK 11</text:p>
      <text:p text:style-name="P82">Coef : -0.026239234480529117</text:p>
      <text:p text:style-name="P83">Coef/err : 3.6024991768841557</text:p>
      <text:p text:style-name="P84">=========================================================</text:p>
      <text:p text:style-name="P85">MILK 13</text:p>
      <text:p text:style-name="P86">Coef : -0.023405498688727655</text:p>
      <text:p text:style-name="P87">Coef/err : 3.196271326248952</text:p>
      <text:p text:style-name="P88">=========================================================</text:p>
      <text:p text:style-name="P89">MILK 15</text:p>
      <text:p text:style-name="P90">Coef : -0.026758951819689236</text:p>
      <text:p text:style-name="P91">Coef/err : 3.6896888070399374</text:p>
      <text:p text:style-name="P92">=========================================================</text:p>
      <text:p text:style-name="P93">MILK 16</text:p>
      <text:p text:style-name="P94">Coef : -0.02616558593902296</text:p>
      <text:p text:style-name="P95">Coef/err : 3.605900285524798</text:p>
      <text:p text:style-name="P96">=========================================================</text:p>
      <text:p text:style-name="P97">MILK 17</text:p>
      <text:p text:style-name="P98">Coef : -0.022642813948151486</text:p>
      <text:p text:style-name="P99">Coef/err : 3.0560531328002853</text:p>
      <text:p text:style-name="P100">=========================================================</text:p>
      <text:p text:style-name="P101">MILK 18</text:p>
      <text:p text:style-name="P102">Coef : -0.022568005865260865</text:p>
      <text:p text:style-name="P103">Coef/err : 3.0408585631870655</text:p>
      <text:p text:style-name="P104">=========================================================</text:p>
      <text:p text:style-name="P105">MILK 19</text:p>
      <text:p text:style-name="P106">Coef : -0.025905109885887345</text:p>
      <text:p text:style-name="P107">Coef/err : 3.5742407619267405</text:p>
      <text:p text:style-name="P108">=========================================================</text:p>
      <text:p text:style-name="P109">MILK 20</text:p>
      <text:p text:style-name="P110">Coef : -0.025406983854160847</text:p>
      <text:p text:style-name="P111">Coef/err : 3.512405100998315</text:p>
      <text:p text:style-name="P112">=========================================================</text:p>
      <text:p text:style-name="P113">MILK 22</text:p>
      <text:p text:style-name="P114">Coef : -0.02632463971714316</text:p>
      <text:p text:style-name="P115">Coef/err : 3.6283810739976388</text:p>
      <text:p text:style-name="P116">=========================================================</text:p>
      <text:p text:style-name="P117">MILK 23</text:p>
      <text:p text:style-name="P118">Coef : -0.02562435301039312</text:p>
      <text:p text:style-name="P119">Coef/err : 3.5334003946184493</text:p>
      <text:p text:style-name="P120">Size of the control group: 661.</text:p>
      <text:p text:style-name="P121">Size of the control group: 635.</text:p>
      <text:p text:style-name="P122">Size of the control group: 638.</text:p>
      <text:soft-page-break/>
      <text:p text:style-name="P123">=========================================================</text:p>
      <text:p text:style-name="P124">CHEESE 1</text:p>
      <text:p text:style-name="P125">Coef : -0.024872313441909766</text:p>
      <text:p text:style-name="P126">Coef/err : 3.1308061837722896</text:p>
      <text:p text:style-name="P127">=========================================================</text:p>
      <text:p text:style-name="P128">CHEESE 3</text:p>
      <text:p text:style-name="P129">Coef : -0.022113343246221162</text:p>
      <text:p text:style-name="P130">Coef/err : 2.6450366485569</text:p>
      <text:p text:style-name="P131">=========================================================</text:p>
      <text:p text:style-name="P132">CHEESE 4</text:p>
      <text:p text:style-name="P133">Coef : -0.029480761081138618</text:p>
      <text:p text:style-name="P134">Coef/err : 3.548580854748228</text:p>
      <text:p text:style-name="P135">=========================================================</text:p>
      <text:p text:style-name="P136">CHEESE 5</text:p>
      <text:p text:style-name="P137">Coef : -0.024021643577683105</text:p>
      <text:p text:style-name="P138">Coef/err : 3.0286925648692016</text:p>
      <text:p text:style-name="P139">=========================================================</text:p>
      <text:p text:style-name="P140">CHEESE 6</text:p>
      <text:p text:style-name="P141">Coef : -0.02285306156125133</text:p>
      <text:p text:style-name="P142">Coef/err : 2.8538736214754574</text:p>
      <text:p text:style-name="P143">=========================================================</text:p>
      <text:p text:style-name="P144">CHEESE 7</text:p>
      <text:p text:style-name="P145">Coef : -0.026765160668413168</text:p>
      <text:p text:style-name="P146">Coef/err : 3.347545212388184</text:p>
      <text:p text:style-name="P147">=========================================================</text:p>
      <text:p text:style-name="P148">CHEESE 8</text:p>
      <text:p text:style-name="P149">Coef : -0.025175245825617476</text:p>
      <text:p text:style-name="P150">Coef/err : 3.17295660719035</text:p>
      <text:p text:style-name="P151">=========================================================</text:p>
      <text:p text:style-name="P152">CHEESE 9</text:p>
      <text:p text:style-name="P153">Coef : -0.024379203824168916</text:p>
      <text:p text:style-name="P154">Coef/err : 3.0494904623799686</text:p>
      <text:p text:style-name="P155">=========================================================</text:p>
      <text:p text:style-name="P156">CHEESE 10</text:p>
      <text:p text:style-name="P157">Coef : -0.026574853510566876</text:p>
      <text:p text:style-name="P158">Coef/err : 3.2621234300220707</text:p>
      <text:p text:style-name="P159">=========================================================</text:p>
      <text:p text:style-name="P160">CHEESE 11</text:p>
      <text:p text:style-name="P161">Coef : -0.02247060904867848</text:p>
      <text:p text:style-name="P162">Coef/err : 2.816100628404348</text:p>
      <text:p text:style-name="P163">=========================================================</text:p>
      <text:p text:style-name="P164">CHEESE 13</text:p>
      <text:p text:style-name="P165">Coef : -0.021728787163388663</text:p>
      <text:p text:style-name="P166">Coef/err : 2.7219178289360073</text:p>
      <text:p text:style-name="P167">=========================================================</text:p>
      <text:p text:style-name="P168">CHEESE 15</text:p>
      <text:p text:style-name="P169">Coef : -0.02547447994848029</text:p>
      <text:p text:style-name="P170">Coef/err : 3.188408822270062</text:p>
      <text:p text:style-name="P171">=========================================================</text:p>
      <text:p text:style-name="P172">CHEESE 16</text:p>
      <text:p text:style-name="P173">Coef : -0.024215622238063506</text:p>
      <text:p text:style-name="P174">Coef/err : 3.0089495119698353</text:p>
      <text:p text:style-name="P175">=========================================================</text:p>
      <text:p text:style-name="P176">CHEESE 17</text:p>
      <text:p text:style-name="P177">Coef : -0.025586542871870233</text:p>
      <text:p text:style-name="P178">Coef/err : 3.05963227512207</text:p>
      <text:p text:style-name="P179">=========================================================</text:p>
      <text:p text:style-name="P180">CHEESE 18</text:p>
      <text:p text:style-name="P181">Coef : -0.02419345690791419</text:p>
      <text:p text:style-name="P182">Coef/err : 3.047248947777459</text:p>
      <text:p text:style-name="P183">=========================================================</text:p>
      <text:soft-page-break/>
      <text:p text:style-name="P184">CHEESE 19</text:p>
      <text:p text:style-name="P185">Coef : -0.025100928418580915</text:p>
      <text:p text:style-name="P186">Coef/err : 3.157452318393185</text:p>
      <text:p text:style-name="P187">=========================================================</text:p>
      <text:p text:style-name="P188">CHEESE 20</text:p>
      <text:p text:style-name="P189">Coef : -0.023632078236797915</text:p>
      <text:p text:style-name="P190">Coef/err : 2.9705992663062877</text:p>
      <text:p text:style-name="P191">=========================================================</text:p>
      <text:p text:style-name="P192">CHEESE 22</text:p>
      <text:p text:style-name="P193">Coef : -0.024368634984617832</text:p>
      <text:p text:style-name="P194">Coef/err : 3.067381356554346</text:p>
      <text:p text:style-name="P195">=========================================================</text:p>
      <text:p text:style-name="P196">CHEESE 23</text:p>
      <text:p text:style-name="P197">Coef : -0.023644685780812247</text:p>
      <text:p text:style-name="P198">Coef/err : 2.9574758506717607</text:p>
      <text:p text:style-name="P199">Size of the control group: 634.</text:p>
      <text:p text:style-name="P200">Size of the control group: 526.</text:p>
      <text:p text:style-name="P201">Size of the control group: 485.</text:p>
      <text:p text:style-name="P202">=========================================================</text:p>
      <text:p text:style-name="P203">CONDIMENTS, GRAVIES, AND SAUCES 1</text:p>
      <text:p text:style-name="P204">Coef : 0.03112845689205712</text:p>
      <text:p text:style-name="P205">Coef/err : 2.924765834963053</text:p>
      <text:p text:style-name="P206">=========================================================</text:p>
      <text:p text:style-name="P207">CONDIMENTS, GRAVIES, AND SAUCES 3</text:p>
      <text:p text:style-name="P208">Coef : 0.030138364650613703</text:p>
      <text:p text:style-name="P209">Coef/err : 2.837501209542964</text:p>
      <text:p text:style-name="P210">=========================================================</text:p>
      <text:p text:style-name="P211">CONDIMENTS, GRAVIES, AND SAUCES 4</text:p>
      <text:p text:style-name="P212">Coef : 0.03312938354166728</text:p>
      <text:p text:style-name="P213">Coef/err : 3.0617166761140577</text:p>
      <text:p text:style-name="P214">=========================================================</text:p>
      <text:p text:style-name="P215">CONDIMENTS, GRAVIES, AND SAUCES 5</text:p>
      <text:p text:style-name="P216">Coef : 0.02713429079118157</text:p>
      <text:p text:style-name="P217">Coef/err : 2.4870978467098817</text:p>
      <text:p text:style-name="P218">=========================================================</text:p>
      <text:p text:style-name="P219">CONDIMENTS, GRAVIES, AND SAUCES 6</text:p>
      <text:p text:style-name="P220">Coef : 0.027827114185556612</text:p>
      <text:p text:style-name="P221">Coef/err : 2.57154511514698</text:p>
      <text:p text:style-name="P222">=========================================================</text:p>
      <text:p text:style-name="P223">CONDIMENTS, GRAVIES, AND SAUCES 7</text:p>
      <text:p text:style-name="P224">Coef : 0.03247514334545176</text:p>
      <text:p text:style-name="P225">Coef/err : 2.962757432281016</text:p>
      <text:p text:style-name="P226">=========================================================</text:p>
      <text:p text:style-name="P227">CONDIMENTS, GRAVIES, AND SAUCES 8</text:p>
      <text:p text:style-name="P228">Coef : 0.026419934757153207</text:p>
      <text:p text:style-name="P229">Coef/err : 2.4362356013274993</text:p>
      <text:p text:style-name="P230">=========================================================</text:p>
      <text:p text:style-name="P231">CONDIMENTS, GRAVIES, AND SAUCES 9</text:p>
      <text:p text:style-name="P232">Coef : 0.031335097455362115</text:p>
      <text:p text:style-name="P233">Coef/err : 2.9029121366461674</text:p>
      <text:p text:style-name="P234">=========================================================</text:p>
      <text:p text:style-name="P235">CONDIMENTS, GRAVIES, AND SAUCES 10</text:p>
      <text:p text:style-name="P236">Coef : 0.02930005678967862</text:p>
      <text:p text:style-name="P237">Coef/err : 2.7416710494957646</text:p>
      <text:p text:style-name="P238">=========================================================</text:p>
      <text:p text:style-name="P239">CONDIMENTS, GRAVIES, AND SAUCES 11</text:p>
      <text:p text:style-name="P240">Coef : 0.02988026180129766</text:p>
      <text:p text:style-name="P241">Coef/err : 2.7823633375373773</text:p>
      <text:p text:style-name="P242">=========================================================</text:p>
      <text:p text:style-name="P243">CONDIMENTS, GRAVIES, AND SAUCES 13</text:p>
      <text:p text:style-name="P244">Coef : 0.027515311017792587</text:p>
      <text:soft-page-break/>
      <text:p text:style-name="P245">Coef/err : 2.591310956544899</text:p>
      <text:p text:style-name="P246">=========================================================</text:p>
      <text:p text:style-name="P247">CONDIMENTS, GRAVIES, AND SAUCES 15</text:p>
      <text:p text:style-name="P248">Coef : 0.02981444523457566</text:p>
      <text:p text:style-name="P249">Coef/err : 2.7683541887746883</text:p>
      <text:p text:style-name="P250">=========================================================</text:p>
      <text:p text:style-name="P251">CONDIMENTS, GRAVIES, AND SAUCES 16</text:p>
      <text:p text:style-name="P252">Coef : 0.02839923070895689</text:p>
      <text:p text:style-name="P253">Coef/err : 2.6243230180408292</text:p>
      <text:p text:style-name="P254">=========================================================</text:p>
      <text:p text:style-name="P255">CONDIMENTS, GRAVIES, AND SAUCES 17</text:p>
      <text:p text:style-name="P256">Coef : 0.030818206433173012</text:p>
      <text:p text:style-name="P257">Coef/err : 2.8576451507583855</text:p>
      <text:p text:style-name="P258">=========================================================</text:p>
      <text:p text:style-name="P259">CONDIMENTS, GRAVIES, AND SAUCES 18</text:p>
      <text:p text:style-name="P260">Coef : 0.02784231935915482</text:p>
      <text:p text:style-name="P261">Coef/err : 2.583204354944156</text:p>
      <text:p text:style-name="P262">=========================================================</text:p>
      <text:p text:style-name="P263">CONDIMENTS, GRAVIES, AND SAUCES 19</text:p>
      <text:p text:style-name="P264">Coef : 0.029568043599101257</text:p>
      <text:p text:style-name="P265">Coef/err : 2.7740750416622837</text:p>
      <text:p text:style-name="P266">=========================================================</text:p>
      <text:p text:style-name="P267">CONDIMENTS, GRAVIES, AND SAUCES 20</text:p>
      <text:p text:style-name="P268">Coef : 0.030039914885760632</text:p>
      <text:p text:style-name="P269">Coef/err : 2.826020042901117</text:p>
      <text:p text:style-name="P270">=========================================================</text:p>
      <text:p text:style-name="P271">CONDIMENTS, GRAVIES, AND SAUCES 22</text:p>
      <text:p text:style-name="P272">Coef : 0.031029204113038666</text:p>
      <text:p text:style-name="P273">Coef/err : 2.9016159543231823</text:p>
      <text:p text:style-name="P274">=========================================================</text:p>
      <text:p text:style-name="P275">CONDIMENTS, GRAVIES, AND SAUCES 23</text:p>
      <text:p text:style-name="P276">Coef : 0.030478875753162438</text:p>
      <text:p text:style-name="P277">Coef/err : 2.866216928955222</text:p>
      <text:p text:style-name="P278">Size of the control group: 460.</text:p>
      <text:p text:style-name="P279">=========================================================</text:p>
      <text:p text:style-name="P280">CANDY 1</text:p>
      <text:p text:style-name="P281">Coef : 0.08396482698794605</text:p>
      <text:p text:style-name="P282">Coef/err : 5.74155195377716</text:p>
      <text:p text:style-name="P283">=========================================================</text:p>
      <text:p text:style-name="P284">CANDY 3</text:p>
      <text:p text:style-name="P285">Coef : 0.08517048476602529</text:p>
      <text:p text:style-name="P286">Coef/err : 5.823163007997887</text:p>
      <text:p text:style-name="P287">=========================================================</text:p>
      <text:p text:style-name="P288">CANDY 4</text:p>
      <text:p text:style-name="P289">Coef : 0.08322303944867904</text:p>
      <text:p text:style-name="P290">Coef/err : 5.65343802827708</text:p>
      <text:p text:style-name="P291">=========================================================</text:p>
      <text:p text:style-name="P292">CANDY 5</text:p>
      <text:p text:style-name="P293">Coef : 0.08689123718582903</text:p>
      <text:p text:style-name="P294">Coef/err : 5.900551437456365</text:p>
      <text:p text:style-name="P295">=========================================================</text:p>
      <text:p text:style-name="P296">CANDY 6</text:p>
      <text:p text:style-name="P297">Coef : 0.08751303011992251</text:p>
      <text:p text:style-name="P298">Coef/err : 5.652392987738062</text:p>
      <text:p text:style-name="P299">=========================================================</text:p>
      <text:p text:style-name="P300">CANDY 7</text:p>
      <text:p text:style-name="P301">Coef : 0.08380057109665273</text:p>
      <text:p text:style-name="P302">Coef/err : 5.763444259493797</text:p>
      <text:p text:style-name="P303">=========================================================</text:p>
      <text:p text:style-name="P304">CANDY 8</text:p>
      <text:p text:style-name="P305">Coef : 0.08391014383971296</text:p>
      <text:soft-page-break/>
      <text:p text:style-name="P306">Coef/err : 5.7435074661771</text:p>
      <text:p text:style-name="P307">=========================================================</text:p>
      <text:p text:style-name="P308">CANDY 9</text:p>
      <text:p text:style-name="P309">Coef : 0.08450764539347233</text:p>
      <text:p text:style-name="P310">Coef/err : 5.772238889184987</text:p>
      <text:p text:style-name="P311">=========================================================</text:p>
      <text:p text:style-name="P312">CANDY 10</text:p>
      <text:p text:style-name="P313">Coef : 0.08359955510628136</text:p>
      <text:p text:style-name="P314">Coef/err : 5.637782380643932</text:p>
      <text:p text:style-name="P315">=========================================================</text:p>
      <text:p text:style-name="P316">CANDY 11</text:p>
      <text:p text:style-name="P317">Coef : 0.09358748936766292</text:p>
      <text:p text:style-name="P318">Coef/err : 6.308652169562103</text:p>
      <text:p text:style-name="P319">=========================================================</text:p>
      <text:p text:style-name="P320">CANDY 13</text:p>
      <text:p text:style-name="P321">Coef : 0.0788768251845906</text:p>
      <text:p text:style-name="P322">Coef/err : 5.407574288948665</text:p>
      <text:p text:style-name="P323">=========================================================</text:p>
      <text:p text:style-name="P324">CANDY 15</text:p>
      <text:p text:style-name="P325">Coef : 0.08196296914071066</text:p>
      <text:p text:style-name="P326">Coef/err : 5.53686888395411</text:p>
      <text:p text:style-name="P327">=========================================================</text:p>
      <text:p text:style-name="P328">CANDY 16</text:p>
      <text:p text:style-name="P329">Coef : 0.08449560872824535</text:p>
      <text:p text:style-name="P330">Coef/err : 5.782365324488024</text:p>
      <text:p text:style-name="P331">=========================================================</text:p>
      <text:p text:style-name="P332">CANDY 17</text:p>
      <text:p text:style-name="P333">Coef : 0.08537794819983868</text:p>
      <text:p text:style-name="P334">Coef/err : 5.760365019397561</text:p>
      <text:p text:style-name="P335">=========================================================</text:p>
      <text:p text:style-name="P336">CANDY 18</text:p>
      <text:p text:style-name="P337">Coef : 0.0870590923014729</text:p>
      <text:p text:style-name="P338">Coef/err : 5.891422314368643</text:p>
      <text:p text:style-name="P339">=========================================================</text:p>
      <text:p text:style-name="P340">CANDY 19</text:p>
      <text:p text:style-name="P341">Coef : 0.08137936859517203</text:p>
      <text:p text:style-name="P342">Coef/err : 5.455681998114549</text:p>
      <text:p text:style-name="P343">=========================================================</text:p>
      <text:p text:style-name="P344">CANDY 20</text:p>
      <text:p text:style-name="P345">Coef : 0.08104455577476521</text:p>
      <text:p text:style-name="P346">Coef/err : 5.301419800993712</text:p>
      <text:p text:style-name="P347">=========================================================</text:p>
      <text:p text:style-name="P348">CANDY 22</text:p>
      <text:p text:style-name="P349">Coef : 0.08373917798222008</text:p>
      <text:p text:style-name="P350">Coef/err : 5.735214305056819</text:p>
      <text:p text:style-name="P351">=========================================================</text:p>
      <text:p text:style-name="P352">CANDY 23</text:p>
      <text:p text:style-name="P353">Coef : 0.08401542716072208</text:p>
      <text:p text:style-name="P354">Coef/err : 5.7064843790450075</text:p>
      <text:p text:style-name="P355">Size of the control group: 455.</text:p>
      <text:p text:style-name="P356">Size of the control group: 371.</text:p>
      <text:p text:style-name="P357">=========================================================</text:p>
      <text:p text:style-name="P358">EGGS 1</text:p>
      <text:p text:style-name="P359">Coef : -0.02850223713836264</text:p>
      <text:p text:style-name="P360">Coef/err : 2.101467855042881</text:p>
      <text:p text:style-name="P361">=========================================================</text:p>
      <text:p text:style-name="P362">EGGS 3</text:p>
      <text:p text:style-name="P363">Coef : -0.029587914858942632</text:p>
      <text:p text:style-name="P364">Coef/err : 2.161419697925238</text:p>
      <text:p text:style-name="P365">=========================================================</text:p>
      <text:p text:style-name="P366">EGGS 6</text:p>
      <text:soft-page-break/>
      <text:p text:style-name="P367">Coef : -0.032158182626151555</text:p>
      <text:p text:style-name="P368">Coef/err : 2.3288119084833614</text:p>
      <text:p text:style-name="P369">=========================================================</text:p>
      <text:p text:style-name="P370">EGGS 7</text:p>
      <text:p text:style-name="P371">Coef : -0.02968881792593636</text:p>
      <text:p text:style-name="P372">Coef/err : 2.1480199122358066</text:p>
      <text:p text:style-name="P373">=========================================================</text:p>
      <text:p text:style-name="P374">EGGS 8</text:p>
      <text:p text:style-name="P375">Coef : -0.03187341106069541</text:p>
      <text:p text:style-name="P376">Coef/err : 2.3173044242450302</text:p>
      <text:p text:style-name="P377">=========================================================</text:p>
      <text:p text:style-name="P378">EGGS 9</text:p>
      <text:p text:style-name="P379">Coef : -0.028643118790381283</text:p>
      <text:p text:style-name="P380">Coef/err : 2.0895045605914744</text:p>
      <text:p text:style-name="P381">=========================================================</text:p>
      <text:p text:style-name="P382">EGGS 10</text:p>
      <text:p text:style-name="P383">Coef : -0.029155869410619983</text:p>
      <text:p text:style-name="P384">Coef/err : 2.1574033497347056</text:p>
      <text:p text:style-name="P385">=========================================================</text:p>
      <text:p text:style-name="P386">EGGS 11</text:p>
      <text:p text:style-name="P387">Coef : -0.031387703515113774</text:p>
      <text:p text:style-name="P388">Coef/err : 2.327106737106021</text:p>
      <text:p text:style-name="P389">=========================================================</text:p>
      <text:p text:style-name="P390">EGGS 13</text:p>
      <text:p text:style-name="P391">Coef : -0.028381932825203182</text:p>
      <text:p text:style-name="P392">Coef/err : 2.106927411158365</text:p>
      <text:p text:style-name="P393">=========================================================</text:p>
      <text:p text:style-name="P394">EGGS 15</text:p>
      <text:p text:style-name="P395">Coef : -0.029648843273385794</text:p>
      <text:p text:style-name="P396">Coef/err : 2.1851790618093636</text:p>
      <text:p text:style-name="P397">=========================================================</text:p>
      <text:p text:style-name="P398">EGGS 16</text:p>
      <text:p text:style-name="P399">Coef : -0.029239876667331632</text:p>
      <text:p text:style-name="P400">Coef/err : 2.136088179889702</text:p>
      <text:p text:style-name="P401">=========================================================</text:p>
      <text:p text:style-name="P402">EGGS 17</text:p>
      <text:p text:style-name="P403">Coef : -0.028746304657736088</text:p>
      <text:p text:style-name="P404">Coef/err : 2.1194799102235</text:p>
      <text:p text:style-name="P405">=========================================================</text:p>
      <text:p text:style-name="P406">EGGS 18</text:p>
      <text:p text:style-name="P407">Coef : -0.02894284781537204</text:p>
      <text:p text:style-name="P408">Coef/err : 2.149078858691478</text:p>
      <text:p text:style-name="P409">=========================================================</text:p>
      <text:p text:style-name="P410">EGGS 19</text:p>
      <text:p text:style-name="P411">Coef : -0.02880197538829754</text:p>
      <text:p text:style-name="P412">Coef/err : 2.1361451075107314</text:p>
      <text:p text:style-name="P413">=========================================================</text:p>
      <text:p text:style-name="P414">EGGS 20</text:p>
      <text:p text:style-name="P415">Coef : -0.02762713733408273</text:p>
      <text:p text:style-name="P416">Coef/err : 2.031853507292739</text:p>
      <text:p text:style-name="P417">=========================================================</text:p>
      <text:p text:style-name="P418">EGGS 22</text:p>
      <text:p text:style-name="P419">Coef : -0.029255286154639792</text:p>
      <text:p text:style-name="P420">Coef/err : 2.1659911597691024</text:p>
      <text:p text:style-name="P421">=========================================================</text:p>
      <text:p text:style-name="P422">EGGS 23</text:p>
      <text:p text:style-name="P423">Coef : -0.027535394246434364</text:p>
      <text:p text:style-name="P424">Coef/err : 2.0365694856871586</text:p>
      <text:p text:style-name="P425">Size of the control group: 421.</text:p>
      <text:p text:style-name="P426">=========================================================</text:p>
      <text:p text:style-name="P427">CEREAL 1</text:p>
      <text:soft-page-break/>
      <text:p text:style-name="P428">Coef : 0.02599172010534434</text:p>
      <text:p text:style-name="P429">Coef/err : 2.944582310042264</text:p>
      <text:p text:style-name="P430">=========================================================</text:p>
      <text:p text:style-name="P431">CEREAL 3</text:p>
      <text:p text:style-name="P432">Coef : 0.02198059927543694</text:p>
      <text:p text:style-name="P433">Coef/err : 2.4636459128246715</text:p>
      <text:p text:style-name="P434">=========================================================</text:p>
      <text:p text:style-name="P435">CEREAL 4</text:p>
      <text:p text:style-name="P436">Coef : 0.02233621756510118</text:p>
      <text:p text:style-name="P437">Coef/err : 2.5158121617681184</text:p>
      <text:p text:style-name="P438">=========================================================</text:p>
      <text:p text:style-name="P439">CEREAL 5</text:p>
      <text:p text:style-name="P440">Coef : 0.0260963657161577</text:p>
      <text:p text:style-name="P441">Coef/err : 2.9596254331868317</text:p>
      <text:p text:style-name="P442">=========================================================</text:p>
      <text:p text:style-name="P443">CEREAL 6</text:p>
      <text:p text:style-name="P444">Coef : 0.025173573040881303</text:p>
      <text:p text:style-name="P445">Coef/err : 2.8320647999906647</text:p>
      <text:p text:style-name="P446">=========================================================</text:p>
      <text:p text:style-name="P447">CEREAL 7</text:p>
      <text:p text:style-name="P448">Coef : 0.027377785453310155</text:p>
      <text:p text:style-name="P449">Coef/err : 3.0902127473950576</text:p>
      <text:p text:style-name="P450">=========================================================</text:p>
      <text:p text:style-name="P451">CEREAL 8</text:p>
      <text:p text:style-name="P452">Coef : 0.024921326403685606</text:p>
      <text:p text:style-name="P453">Coef/err : 2.8125845097904474</text:p>
      <text:p text:style-name="P454">=========================================================</text:p>
      <text:p text:style-name="P455">CEREAL 9</text:p>
      <text:p text:style-name="P456">Coef : 0.02493394698600082</text:p>
      <text:p text:style-name="P457">Coef/err : 2.820946916096306</text:p>
      <text:p text:style-name="P458">=========================================================</text:p>
      <text:p text:style-name="P459">CEREAL 10</text:p>
      <text:p text:style-name="P460">Coef : 0.024797172578746807</text:p>
      <text:p text:style-name="P461">Coef/err : 2.8117572441663095</text:p>
      <text:p text:style-name="P462">=========================================================</text:p>
      <text:p text:style-name="P463">CEREAL 11</text:p>
      <text:p text:style-name="P464">Coef : 0.02499611332940188</text:p>
      <text:p text:style-name="P465">Coef/err : 2.8304401519045173</text:p>
      <text:p text:style-name="P466">=========================================================</text:p>
      <text:p text:style-name="P467">CEREAL 13</text:p>
      <text:p text:style-name="P468">Coef : 0.023861496755334777</text:p>
      <text:p text:style-name="P469">Coef/err : 2.6815755199579656</text:p>
      <text:p text:style-name="P470">=========================================================</text:p>
      <text:p text:style-name="P471">CEREAL 15</text:p>
      <text:p text:style-name="P472">Coef : 0.024991945968214635</text:p>
      <text:p text:style-name="P473">Coef/err : 2.8195285060543656</text:p>
      <text:p text:style-name="P474">=========================================================</text:p>
      <text:p text:style-name="P475">CEREAL 16</text:p>
      <text:p text:style-name="P476">Coef : 0.02468126743071175</text:p>
      <text:p text:style-name="P477">Coef/err : 2.803262492230602</text:p>
      <text:p text:style-name="P478">=========================================================</text:p>
      <text:p text:style-name="P479">CEREAL 17</text:p>
      <text:p text:style-name="P480">Coef : 0.023828749338545396</text:p>
      <text:p text:style-name="P481">Coef/err : 2.675428226206078</text:p>
      <text:p text:style-name="P482">=========================================================</text:p>
      <text:p text:style-name="P483">CEREAL 18</text:p>
      <text:p text:style-name="P484">Coef : 0.023203791288802345</text:p>
      <text:p text:style-name="P485">Coef/err : 2.6318062254315167</text:p>
      <text:p text:style-name="P486">=========================================================</text:p>
      <text:p text:style-name="P487">CEREAL 19</text:p>
      <text:p text:style-name="P488">Coef : 0.025521168964269147</text:p>
      <text:soft-page-break/>
      <text:p text:style-name="P489">Coef/err : 2.892342525590017</text:p>
      <text:p text:style-name="P490">=========================================================</text:p>
      <text:p text:style-name="P491">CEREAL 20</text:p>
      <text:p text:style-name="P492">Coef : 0.02714631771930076</text:p>
      <text:p text:style-name="P493">Coef/err : 3.0651967241655713</text:p>
      <text:p text:style-name="P494">=========================================================</text:p>
      <text:p text:style-name="P495">CEREAL 22</text:p>
      <text:p text:style-name="P496">Coef : 0.025454425338318654</text:p>
      <text:p text:style-name="P497">Coef/err : 2.88984736785943</text:p>
      <text:p text:style-name="P498">=========================================================</text:p>
      <text:p text:style-name="P499">CEREAL 23</text:p>
      <text:p text:style-name="P500">Coef : 0.023230143617642307</text:p>
      <text:p text:style-name="P501">Coef/err : 2.558788645001466</text:p>
      <text:p text:style-name="P502">Size of the control group: 245.</text:p>
      <text:p text:style-name="P503">=========================================================</text:p>
      <text:p text:style-name="P504">PASTA 1</text:p>
      <text:p text:style-name="P505">Coef : 0.02704202153190316</text:p>
      <text:p text:style-name="P506">Coef/err : 2.1464218610927497</text:p>
      <text:p text:style-name="P507">=========================================================</text:p>
      <text:p text:style-name="P508">PASTA 3</text:p>
      <text:p text:style-name="P509">Coef : 0.02735246380012657</text:p>
      <text:p text:style-name="P510">Coef/err : 2.177005348761916</text:p>
      <text:p text:style-name="P511">=========================================================</text:p>
      <text:p text:style-name="P512">PASTA 4</text:p>
      <text:p text:style-name="P513">Coef : 0.02708313556276143</text:p>
      <text:p text:style-name="P514">Coef/err : 2.1468711403396092</text:p>
      <text:p text:style-name="P515">=========================================================</text:p>
      <text:p text:style-name="P516">PASTA 6</text:p>
      <text:p text:style-name="P517">Coef : 0.026930561990667456</text:p>
      <text:p text:style-name="P518">Coef/err : 2.1309511252283966</text:p>
      <text:p text:style-name="P519">=========================================================</text:p>
      <text:p text:style-name="P520">PASTA 7</text:p>
      <text:p text:style-name="P521">Coef : 0.028774603400520515</text:p>
      <text:p text:style-name="P522">Coef/err : 2.2927733259880076</text:p>
      <text:p text:style-name="P523">=========================================================</text:p>
      <text:p text:style-name="P524">PASTA 8</text:p>
      <text:p text:style-name="P525">Coef : 0.027704747381278594</text:p>
      <text:p text:style-name="P526">Coef/err : 2.1796113055941952</text:p>
      <text:p text:style-name="P527">=========================================================</text:p>
      <text:p text:style-name="P528">PASTA 9</text:p>
      <text:p text:style-name="P529">Coef : 0.02877952082302704</text:p>
      <text:p text:style-name="P530">Coef/err : 2.2840726736577346</text:p>
      <text:p text:style-name="P531">=========================================================</text:p>
      <text:p text:style-name="P532">PASTA 10</text:p>
      <text:p text:style-name="P533">Coef : 0.025841744273705114</text:p>
      <text:p text:style-name="P534">Coef/err : 2.056703269455761</text:p>
      <text:p text:style-name="P535">=========================================================</text:p>
      <text:p text:style-name="P536">PASTA 11</text:p>
      <text:p text:style-name="P537">Coef : 0.026414680576167582</text:p>
      <text:p text:style-name="P538">Coef/err : 2.0904987494465788</text:p>
      <text:p text:style-name="P539">=========================================================</text:p>
      <text:p text:style-name="P540">PASTA 13</text:p>
      <text:p text:style-name="P541">Coef : 0.029306885743265454</text:p>
      <text:p text:style-name="P542">Coef/err : 2.2704452830694306</text:p>
      <text:p text:style-name="P543">=========================================================</text:p>
      <text:p text:style-name="P544">PASTA 15</text:p>
      <text:p text:style-name="P545">Coef : 0.02924924838471421</text:p>
      <text:p text:style-name="P546">Coef/err : 2.2657322263825446</text:p>
      <text:p text:style-name="P547">=========================================================</text:p>
      <text:p text:style-name="P548">PASTA 16</text:p>
      <text:p text:style-name="P549">Coef : 0.02644439491823536</text:p>
      <text:soft-page-break/>
      <text:p text:style-name="P550">Coef/err : 2.110506742379923</text:p>
      <text:p text:style-name="P551">=========================================================</text:p>
      <text:p text:style-name="P552">PASTA 17</text:p>
      <text:p text:style-name="P553">Coef : 0.02871400019971415</text:p>
      <text:p text:style-name="P554">Coef/err : 2.2695689720279493</text:p>
      <text:p text:style-name="P555">=========================================================</text:p>
      <text:p text:style-name="P556">PASTA 22</text:p>
      <text:p text:style-name="P557">Coef : 0.026323149454229977</text:p>
      <text:p text:style-name="P558">Coef/err : 2.1018676219658015</text:p>
      <text:p text:style-name="P559">=========================================================</text:p>
      <text:p text:style-name="P560">PASTA 23</text:p>
      <text:p text:style-name="P561">Coef : 0.029827896662346864</text:p>
      <text:p text:style-name="P562">Coef/err : 2.3174712714241563</text:p>
      <text:p text:style-name="P563">Size of the control group: 393.</text:p>
      <text:p text:style-name="P564">=========================================================</text:p>
      <text:p text:style-name="P565">PAPER PRODUCTS 1</text:p>
      <text:p text:style-name="P566">Coef : -0.03569378170799686</text:p>
      <text:p text:style-name="P567">Coef/err : 2.3597761291385035</text:p>
      <text:p text:style-name="P568">=========================================================</text:p>
      <text:p text:style-name="P569">PAPER PRODUCTS 3</text:p>
      <text:p text:style-name="P570">Coef : -0.03335757680638485</text:p>
      <text:p text:style-name="P571">Coef/err : 2.1938386155388496</text:p>
      <text:p text:style-name="P572">=========================================================</text:p>
      <text:p text:style-name="P573">PAPER PRODUCTS 5</text:p>
      <text:p text:style-name="P574">Coef : -0.03467229309456599</text:p>
      <text:p text:style-name="P575">Coef/err : 2.266416803410517</text:p>
      <text:p text:style-name="P576">=========================================================</text:p>
      <text:p text:style-name="P577">PAPER PRODUCTS 7</text:p>
      <text:p text:style-name="P578">Coef : -0.03210614200654527</text:p>
      <text:p text:style-name="P579">Coef/err : 2.1293808923529958</text:p>
      <text:p text:style-name="P580">=========================================================</text:p>
      <text:p text:style-name="P581">PAPER PRODUCTS 8</text:p>
      <text:p text:style-name="P582">Coef : -0.03483669694718072</text:p>
      <text:p text:style-name="P583">Coef/err : 2.312072511927515</text:p>
      <text:p text:style-name="P584">=========================================================</text:p>
      <text:p text:style-name="P585">PAPER PRODUCTS 9</text:p>
      <text:p text:style-name="P586">Coef : -0.0392682366301369</text:p>
      <text:p text:style-name="P587">Coef/err : 2.586897226400965</text:p>
      <text:p text:style-name="P588">=========================================================</text:p>
      <text:p text:style-name="P589">PAPER PRODUCTS 10</text:p>
      <text:p text:style-name="P590">Coef : -0.03524560915575625</text:p>
      <text:p text:style-name="P591">Coef/err : 2.3353675480640836</text:p>
      <text:p text:style-name="P592">=========================================================</text:p>
      <text:p text:style-name="P593">PAPER PRODUCTS 11</text:p>
      <text:p text:style-name="P594">Coef : -0.036613057981589536</text:p>
      <text:p text:style-name="P595">Coef/err : 2.4017898441058025</text:p>
      <text:p text:style-name="P596">=========================================================</text:p>
      <text:p text:style-name="P597">PAPER PRODUCTS 13</text:p>
      <text:p text:style-name="P598">Coef : -0.03531372949288236</text:p>
      <text:p text:style-name="P599">Coef/err : 2.3135812694905353</text:p>
      <text:p text:style-name="P600">=========================================================</text:p>
      <text:p text:style-name="P601">PAPER PRODUCTS 15</text:p>
      <text:p text:style-name="P602">Coef : -0.03432013881228291</text:p>
      <text:p text:style-name="P603">Coef/err : 2.2440309198625843</text:p>
      <text:p text:style-name="P604">=========================================================</text:p>
      <text:p text:style-name="P605">PAPER PRODUCTS 16</text:p>
      <text:p text:style-name="P606">Coef : -0.035969032482634944</text:p>
      <text:p text:style-name="P607">Coef/err : 2.380966338085244</text:p>
      <text:p text:style-name="P608">=========================================================</text:p>
      <text:p text:style-name="P609">PAPER PRODUCTS 17</text:p>
      <text:p text:style-name="P610">Coef : -0.03680424949912786</text:p>
      <text:soft-page-break/>
      <text:p text:style-name="P611">Coef/err : 2.3830946723970308</text:p>
      <text:p text:style-name="P612">=========================================================</text:p>
      <text:p text:style-name="P613">PAPER PRODUCTS 18</text:p>
      <text:p text:style-name="P614">Coef : -0.03481252881442021</text:p>
      <text:p text:style-name="P615">Coef/err : 2.2848659215756166</text:p>
      <text:p text:style-name="P616">=========================================================</text:p>
      <text:p text:style-name="P617">PAPER PRODUCTS 19</text:p>
      <text:p text:style-name="P618">Coef : -0.035537559383088446</text:p>
      <text:p text:style-name="P619">Coef/err : 2.3482132506065785</text:p>
      <text:p text:style-name="P620">=========================================================</text:p>
      <text:p text:style-name="P621">PAPER PRODUCTS 20</text:p>
      <text:p text:style-name="P622">Coef : -0.03416796367280117</text:p>
      <text:p text:style-name="P623">Coef/err : 2.2281674076414664</text:p>
      <text:p text:style-name="P624">=========================================================</text:p>
      <text:p text:style-name="P625">PAPER PRODUCTS 22</text:p>
      <text:p text:style-name="P626">Coef : -0.03454507169657928</text:p>
      <text:p text:style-name="P627">Coef/err : 2.2917850216276063</text:p>
      <text:p text:style-name="P628">=========================================================</text:p>
      <text:p text:style-name="P629">PAPER PRODUCTS 23</text:p>
      <text:p text:style-name="P630">Coef : -0.04377576243889436</text:p>
      <text:p text:style-name="P631">Coef/err : 2.8407643252530836</text:p>
      <text:p text:style-name="P632">Size of the control group: 122.</text:p>
      <text:p text:style-name="P633"/>
      <text:p text:style-name="P634">___________________________________________________</text:p>
      <text:p text:style-name="P635"/>
      <text:p text:style-name="P636">Size of the control group: 897.</text:p>
      <text:p text:style-name="P637">Size of the control group: 777.</text:p>
      <text:p text:style-name="P638">Size of the control group: 660.</text:p>
      <text:p text:style-name="P639">Size of the control group: 661.</text:p>
      <text:p text:style-name="P640">Size of the control group: 635.</text:p>
      <text:p text:style-name="P641">=========================================================</text:p>
      <text:p text:style-name="P642">PACKAGED MEATS-DELI 7</text:p>
      <text:p text:style-name="P643">Coef : 0.1946601013600595</text:p>
      <text:p text:style-name="P644">Coef/err : 2.028152937919806</text:p>
      <text:p text:style-name="P645">=========================================================</text:p>
      <text:p text:style-name="P646">PACKAGED MEATS-DELI 10</text:p>
      <text:p text:style-name="P647">Coef : 0.19193621796647586</text:p>
      <text:p text:style-name="P648">Coef/err : 2.0012194250655675</text:p>
      <text:p text:style-name="P649">=========================================================</text:p>
      <text:p text:style-name="P650">PACKAGED MEATS-DELI 11</text:p>
      <text:p text:style-name="P651">Coef : 0.1977599881547376</text:p>
      <text:p text:style-name="P652">Coef/err : 2.1663724563569935</text:p>
      <text:p text:style-name="P653">=========================================================</text:p>
      <text:p text:style-name="P654">PACKAGED MEATS-DELI 22</text:p>
      <text:p text:style-name="P655">Coef : 0.19290259708901103</text:p>
      <text:p text:style-name="P656">Coef/err : 2.011206062517676</text:p>
      <text:p text:style-name="P657">Size of the control group: 638.</text:p>
      <text:p text:style-name="P658">Size of the control group: 634.</text:p>
      <text:p text:style-name="P659">Size of the control group: 526.</text:p>
      <text:p text:style-name="P660">PROBLEM WITH CARBONATED BEVERAGES</text:p>
      <text:p text:style-name="PréformatéHTML"><text:span text:style-name="ansi-red-intense-fg">LinAlgError</text:span>: SVD did not converge</text:p>
      <text:p text:style-name="P661"/>
      <text:p text:style-name="P662">Size of the control group: 485.</text:p>
      <text:p text:style-name="P663">=========================================================</text:p>
      <text:p text:style-name="P664">CONDIMENTS, GRAVIES, AND SAUCES 4</text:p>
      <text:p text:style-name="P665">Coef : 0.24246580734527856</text:p>
      <text:soft-page-break/>
      <text:p text:style-name="P666">Coef/err : 2.0708446387942905</text:p>
      <text:p text:style-name="P667">=========================================================</text:p>
      <text:p text:style-name="P668">CONDIMENTS, GRAVIES, AND SAUCES 8</text:p>
      <text:p text:style-name="P669">Coef : 0.2670837901206684</text:p>
      <text:p text:style-name="P670">Coef/err : 2.1764932381818363</text:p>
      <text:p text:style-name="P671">=========================================================</text:p>
      <text:p text:style-name="P672">CONDIMENTS, GRAVIES, AND SAUCES 9</text:p>
      <text:p text:style-name="P673">Coef : 0.23171079856849697</text:p>
      <text:p text:style-name="P674">Coef/err : 2.166727619845306</text:p>
      <text:p text:style-name="P675">=========================================================</text:p>
      <text:p text:style-name="P676">CONDIMENTS, GRAVIES, AND SAUCES 10</text:p>
      <text:p text:style-name="P677">Coef : 0.2399091125373929</text:p>
      <text:p text:style-name="P678">Coef/err : 2.0627237384170405</text:p>
      <text:p text:style-name="P679">=========================================================</text:p>
      <text:p text:style-name="P680">CONDIMENTS, GRAVIES, AND SAUCES 15</text:p>
      <text:p text:style-name="P681">Coef : 0.2475271081724566</text:p>
      <text:p text:style-name="P682">Coef/err : 2.0974439275254295</text:p>
      <text:p text:style-name="P683">=========================================================</text:p>
      <text:p text:style-name="P684">CONDIMENTS, GRAVIES, AND SAUCES 17</text:p>
      <text:p text:style-name="P685">Coef : 0.27561300139733147</text:p>
      <text:p text:style-name="P686">Coef/err : 2.294292392497175</text:p>
      <text:p text:style-name="P687">Size of the control group: 460.</text:p>
      <text:p text:style-name="P688">Size of the control group: 455.</text:p>
      <text:p text:style-name="P689">=========================================================</text:p>
      <text:p text:style-name="P690">JUICE, DRINKS - CANNED, BOTTLED 13</text:p>
      <text:p text:style-name="P691">Coef : -0.29459227549056255</text:p>
      <text:p text:style-name="P692">Coef/err : 2.5813637154826514</text:p>
      <text:p text:style-name="P693">Size of the control group: 371.</text:p>
      <text:p text:style-name="P694">Size of the control group: 421.</text:p>
      <text:p text:style-name="P695">Size of the control group: 245.</text:p>
      <text:p text:style-name="P696">=========================================================</text:p>
      <text:p text:style-name="P697">PASTA 11</text:p>
      <text:p text:style-name="P698">Coef : -0.3238095238095118</text:p>
      <text:p text:style-name="P699">Coef/err : 2.0286442204587884</text:p>
      <text:p text:style-name="P700">Size of the control group: 393.</text:p>
      <text:p text:style-name="P701">PROBLEM WITH PAPER PRODUCTS</text:p>
      <text:p text:style-name="PréformatéHTML"><text:span text:style-name="ansi-red-intense-fg">LinAlgError</text:span>: SVD did not converge</text:p>
      <text:p text:style-name="P702"/>
      <text:p text:style-name="P703">Size of the control group: 122.</text:p>
      <text:p text:style-name="P704">=========================================================</text:p>
      <text:p text:style-name="P705">SEAFOOD - CANNED 11</text:p>
      <text:p text:style-name="P706">Coef : -0.6364182498630755</text:p>
      <text:p text:style-name="P707">Coef/err : 3.28887230471171</text:p>
      <text:p text:style-name="P708"/>
      <text:p text:style-name="P709"/>
      <text:p text:style-name="P710">Size of the control group: 96.</text:p>
      <text:p text:style-name="P711">Size of the control group: 0.</text:p>
      <text:p text:style-name="P712">Size of the control group: 316.</text:p>
      <text:p text:style-name="P713">Size of the control group: 320.</text:p>
      <text:p text:style-name="P714">ISSUE<text:s/>COT CHEESE, SOUR CREAM, TOPPINGS</text:p>
      <text:p text:style-name="P715">Size of the control group: 99.</text:p>
      <text:p text:style-name="P716">=========================================================</text:p>
      <text:p text:style-name="P717">COUGH AND COLD REMEDIES 13</text:p>
      <text:p text:style-name="P718">Coef : 2.2730005634151187</text:p>
      <text:p text:style-name="P719">Coef/err : 4.763264937848001</text:p>
      <text:p text:style-name="P720">Size of the control group: 71.</text:p>
      <text:p text:style-name="PréformatéHTML">=========================================================</text:p>
      <text:p text:style-name="PréformatéHTML">DEODORANT 9</text:p>
      <text:p text:style-name="PréformatéHTML">Coef : -0.40656455142233505</text:p>
      <text:soft-page-break/>
      <text:p text:style-name="PréformatéHTML">Coef/err : 2.262896413088071</text:p>
      <text:p text:style-name="PréformatéHTML">=========================================================</text:p>
      <text:p text:style-name="PréformatéHTML">DEODORANT 11</text:p>
      <text:p text:style-name="PréformatéHTML">Coef : -0.08809621248002308</text:p>
      <text:p text:style-name="PréformatéHTML">Coef/err : 2.494901365403015</text:p>
      <text:p text:style-name="PréformatéHTML">=========================================================</text:p>
      <text:p text:style-name="PréformatéHTML">DEODORANT 13</text:p>
      <text:p text:style-name="PréformatéHTML">Coef : -0.10628817316980121</text:p>
      <text:p text:style-name="PréformatéHTML">Coef/err : 3.1293959315917466</text:p>
      <text:p text:style-name="PréformatéHTML">=========================================================</text:p>
      <text:p text:style-name="PréformatéHTML">DEODORANT 15</text:p>
      <text:p text:style-name="P721">Coef : -0.07792782407094834</text:p>
      <text:p text:style-name="P722">Coef/err : 2.2277601038885386</text:p>
      <text:p text:style-name="P723">Size of the control group: 93.</text:p>
      <text:p text:style-name="P724">Size of the control group: 4.</text:p>
      <text:p text:style-name="P725">ISSUE WITH DISPOSABLE DIAPERS</text:p>
      <text:p text:style-name="P726">Size of the control group: 492.</text:p>
      <text:p text:style-name="P727">ISSUE WITH<text:s/>"DRESSINGS/SALADS/PREP FOODS-DELI",</text:p>
      <text:p text:style-name="P728">Size of the control group: 0.</text:p>
      <text:p text:style-name="P729">Size of the control group: 334.</text:p>
      <text:p text:style-name="P730">ISSUE WITH<text:s/>"ICE CREAM, NOVELTIES"</text:p>
      <text:p text:style-name="P731">Size of the control group: 205.</text:p>
      <text:p text:style-name="P732">ISSUE WITH<text:s/>"JAMS, JELLIES, SPREADS",</text:p>
      <text:p text:style-name="P733">Size of the control group: 0.</text:p>
      <text:p text:style-name="P734">Size of the control group: 338.</text:p>
      <text:p text:style-name="P735">Size of the control group: 269.</text:p>
      <text:p text:style-name="P736">Size of the control group: 0.</text:p>
      <text:p text:style-name="P737">Size of the control group: 372.</text:p>
      <text:p text:style-name="P738">Size of the control group: 357.</text:p>
      <text:p text:style-name="P739">ISSUE WITH<text:s/>"VEGETABLES-FROZEN"</text:p>
      <text:p text:style-name="P740">Size of the control group: 177.</text:p>
      <text:p text:style-name="P741">=========================================================</text:p>
      <text:p text:style-name="P742">WRAPPING MATERIALS AND BAGS 11</text:p>
      <text:p text:style-name="P743">Coef : 2.0881269097205464</text:p>
      <text:p text:style-name="PréformatéHTML">Coef/err : 4.087244670435464</text:p>
      <text:p text:style-name="P744"/>
      <text:p text:style-name="P745"/>
      <text:p text:style-name="P746"/>
      <text:p text:style-name="P7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ansi-red-intense-fg" style:display-name="ansi-red-intense-fg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ès Narduzzi--Minatchy</meta:initial-creator>
    <dc:creator>Inès Narduzzi--Minatchy</dc:creator>
    <meta:creation-date>2022-11-08T15:15:00Z</meta:creation-date>
    <dc:date>2022-11-08T16:08:00Z</dc:date>
    <meta:template xlink:href="Normal" xlink:type="simple"/>
    <meta:editing-cycles>11</meta:editing-cycles>
    <meta:editing-duration>PT0S</meta:editing-duration>
    <meta:document-statistic meta:page-count="13" meta:paragraph-count="48" meta:word-count="3714" meta:character-count="24098" meta:row-count="170" meta:non-whitespace-character-count="20432"/>
  </office:meta>
</office:document-meta>
</file>